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reightInvoice-2.1" table:style-name="ta1" table:print-ranges="A1:AF4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reightInvoice">
            <text:p>FreightInvoice</text:p>
          </table:table-cell>
          <table:table-cell table:style-name="ce8" office:value-type="string" office:string-value="Freight Invoice. Details">
            <text:p>Freight Invoice. Details</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tating the charges incurred for a logistics service.">
            <text:p>A document stating the charges incurred for a logistics serv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Freight Invoice. UBL Version Identifier. Identifier">
            <text:p>Freight Invoice. UBL Vers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Freight Invoice. Customization Identifier. Identifier">
            <text:p>Freight Invoice. Customizat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Freight Invoice. Profile Identifier. Identifier">
            <text:p>Freight Invoice. Profile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Freight Invoice. Profile Execution Identifier. Identifier">
            <text:p>Freight Invoice. Profile Execut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Freight Invoice. Identifier">
            <text:p>Freight Invoice.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Invoice Number">
            <text:p>Invoice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Freight Invoice. Copy_ Indicator. Indicator">
            <text:p>Freight Invoice. Copy_ Indicator. Indicato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Freight Invoice. UUID. Identifier">
            <text:p>Freight Invoice. UUID.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Freight Invoice. Issue Date. Date">
            <text:p>Freight Invoice. Issue Date. Dat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Invoice Date">
            <text:p>Invoice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Freight Invoice. Issue Time. Time">
            <text:p>Freight Invoice. Issue Time. Tim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table:style-name="ce9" office:value-type="string" office:string-value="Freight Invoice. Invoice Type Code. Code">
            <text:p>Freight Invoice. Invoice Type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2]&lt;&gt;&quot;&quot;;CONCATENATE([.F12];&quot; &quot;;[.G12]);[.G12])"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Freight Invoice.">
            <text:p>A code signifying the type of the Freight Invoice.</text:p>
          </table:table-cell>
          <table:table-cell table:style-name="ce9" office:value-type="string" office:string-value=""/>
          <table:table-cell table:style-name="ce9" office:value-type="string" office:string-value="1027">
            <text:p>1027</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9" office:value-type="string" office:string-value="Freight Invoice. Note. Text">
            <text:p>Freight Invoice. Note. Text</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3]&lt;&gt;&quot;&quot;;CONCATENATE([.F13];&quot; &quot;;[.G13]);[.G13])"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TaxPointDate">
            <text:p>TaxPointDate</text:p>
          </table:table-cell>
          <table:table-cell table:style-name="ce9" office:value-type="string" office:string-value="Freight Invoice. Tax Point Date. Date">
            <text:p>Freight Invoice. Tax Point Date. Dat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4]&lt;&gt;&quot;&quot;;CONCATENATE([.F14];&quot; &quot;;[.G14]);[.G14])"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Freight Invoice, used to indicate the point at which tax becomes applicable.">
            <text:p>The date of the Freight Invoic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Freight Invoice. Document_ Currency Code. Code">
            <text:p>Freight Invoice. Document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Freight Invoice. Tax_ Currency Code. Code">
            <text:p>Freight Invoice. Tax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Freight Invoice.">
            <text:p>A code signifying the currency used for tax amounts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Freight Invoice. Pricing_ Currency Code. Code">
            <text:p>Freight Invoice. Pricing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Freight Invoice.">
            <text:p>A code signifying the currency used for prices in the Freight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Freight Invoice. Payment_ Currency Code. Code">
            <text:p>Freight Invoice. Payment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Freight Invoice.">
            <text:p>A code signifying the currency used for payment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Freight Invoice. Payment Alternative_ Currency Code. Code">
            <text:p>Freight Invoice. Payment Alternative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Freight Invoice.">
            <text:p>A code signifying the alternative currency used for payment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Freight Invoice. Accounting Cost Code. Code">
            <text:p>Freight Invoice. Accounting Cost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Freight Invoice as a whole.">
            <text:p>The buyer's accounting code, applied to the Freight Invoice as a who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Freight Invoice. Accounting Cost. Text">
            <text:p>Freight Invoice. Accounting Cost. Text</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st centre, applied to the Freight Invoice as a whole, expressed as text.">
            <text:p>The buyer's accounting cost centre, applied to the Freight Invoice as a whole, expressed as tex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Definition changed from The Buyer s accounting code applied to the Invoice as a whole, expressed as text. to The Buyer s accounting cost centre applied to the Freight Invoice as a whole, expressed as text. ">
            <text:p>Changes for UBL 2.0 Update Package: Definition changed from <text:s/>The Buyer s accounting code applied to the Invoice as a whole, expressed as text. <text:s/>to <text:s/>The Buyer s accounting cost centre applied to the Freight Invoice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Freight Invoice. Line Count. Numeric">
            <text:p>Freight Invoice. Line Count. Numeric</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Invoice Lines in the document.">
            <text:p>The number of Invoice Lines in the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10" office:string-value="Freight Invoice. Invoice_ Period. Period">
            <text:p>Freight Invoice. Invoice_ Period. Period</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ime periods to which the Freight Invoice applies.">
            <text:p>The time periods to which the Freight Invoice appli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hipment">
            <text:p>Shipment</text:p>
          </table:table-cell>
          <table:table-cell office:value-type="string" table:style-name="ce10" office:string-value="Freight Invoice. Shipment">
            <text:p>Freight Invoice. Shipment</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Shipment">
            <text:p>Shipment</text:p>
          </table:table-cell>
          <table:table-cell office:value-type="string" table:style-name="ce10"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hipment">
            <text:p>Ship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Details about one or more shipments covered by this Freight Invoice.">
            <text:p>Details about one or more shipments covered by this Freight Invoic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Reference">
            <text:p>OrderReference</text:p>
          </table:table-cell>
          <table:table-cell office:value-type="string" table:style-name="ce10" office:string-value="Freight Invoice. Order Reference">
            <text:p>Freight Invoice. Order Referenc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Reference to an Order associated with this Freight Invoice.">
            <text:p>Reference to an Order associated with this Freight Invoice.</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BillingReference">
            <text:p>BillingReference</text:p>
          </table:table-cell>
          <table:table-cell office:value-type="string" table:style-name="ce10" office:string-value="Freight Invoice. Billing Reference">
            <text:p>Freight Invoice. Billing Referenc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10" office:string-value="Freight Invoice. Despatch_ Document Reference. Document Reference">
            <text:p>Freight Invoice. Despatch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10" office:string-value="Freight Invoice. Receipt_ Document Reference. Document Reference">
            <text:p>Freight Invoice. Receipt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iginatorDocumentReference">
            <text:p>OriginatorDocumentReference</text:p>
          </table:table-cell>
          <table:table-cell office:value-type="string" table:style-name="ce10" office:string-value="Freight Invoice. Originator_ Document Reference. Document Reference">
            <text:p>Freight Invoice. Originator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10" office:string-value="Freight Invoice. Contract_ Document Reference. Document Reference">
            <text:p>Freight Invoice. Contract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Freight Invoice. Additional_ Document Reference. Document Reference">
            <text:p>Freight Invoice. Additional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Freight Invoice. Signature">
            <text:p>Freight Invoice. Signatur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SupplierParty">
            <text:p>AccountingSupplierParty</text:p>
          </table:table-cell>
          <table:table-cell office:value-type="string" table:style-name="ce10" office:string-value="Freight Invoice. Accounting_ Supplier Party. Supplier Party">
            <text:p>Freight Invoice. Accounting_ Supplier Party. Supplier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10" office:string-value="Freight Invoice. Accounting_ Customer Party. Customer Party">
            <text:p>Freight Invoice. Accounting_ Customer Party. Customer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10" office:string-value="Freight Invoice. Payee_ Party. Party">
            <text:p>Freight Invoice. Payee_ Party.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axRepresentativeParty">
            <text:p>TaxRepresentativeParty</text:p>
          </table:table-cell>
          <table:table-cell office:value-type="string" table:style-name="ce10" office:string-value="Freight Invoice. Tax Representative_ Party. Party">
            <text:p>Freight Invoice. Tax Representative_ Party.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6]"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mentMeans">
            <text:p>PaymentMeans</text:p>
          </table:table-cell>
          <table:table-cell office:value-type="string" table:style-name="ce10" office:string-value="Freight Invoice. Payment Means">
            <text:p>Freight Invoice. Payment Means</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Terms">
            <text:p>PaymentTerms</text:p>
          </table:table-cell>
          <table:table-cell office:value-type="string" table:style-name="ce10" office:string-value="Freight Invoice. Payment Terms">
            <text:p>Freight Invoice. Payment Terms</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repaidPayment">
            <text:p>PrepaidPayment</text:p>
          </table:table-cell>
          <table:table-cell office:value-type="string" table:style-name="ce10" office:string-value="Freight Invoice. Prepaid_ Payment. Payment">
            <text:p>Freight Invoice. Prepaid_ Payment. Payment</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39]"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llowanceCharge">
            <text:p>AllowanceCharge</text:p>
          </table:table-cell>
          <table:table-cell office:value-type="string" table:style-name="ce10" office:string-value="Freight Invoice. Allowance Charge">
            <text:p>Freight Invoice. Allowance Charg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ExchangeRate">
            <text:p>TaxExchangeRate</text:p>
          </table:table-cell>
          <table:table-cell office:value-type="string" table:style-name="ce10" office:string-value="Freight Invoice. Tax_ Exchange Rate. Exchange Rate">
            <text:p>Freight Invoice. Tax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1]"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ricingExchangeRate">
            <text:p>PricingExchangeRate</text:p>
          </table:table-cell>
          <table:table-cell office:value-type="string" table:style-name="ce10" office:string-value="Freight Invoice. Pricing_ Exchange Rate. Exchange Rate">
            <text:p>Freight Invoice. Pricing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2]"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ExchangeRate">
            <text:p>PaymentExchangeRate</text:p>
          </table:table-cell>
          <table:table-cell office:value-type="string" table:style-name="ce10" office:string-value="Freight Invoice. Payment_ Exchange Rate. Exchange Rate">
            <text:p>Freight Invoice. Payment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AlternativeExchangeRate">
            <text:p>PaymentAlternativeExchangeRate</text:p>
          </table:table-cell>
          <table:table-cell office:value-type="string" table:style-name="ce10" office:string-value="Freight Invoice. Payment Alternative_ Exchange Rate. Exchange Rate">
            <text:p>Freight Invoice. Payment Alternative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Total">
            <text:p>TaxTotal</text:p>
          </table:table-cell>
          <table:table-cell office:value-type="string" table:style-name="ce10" office:string-value="Freight Invoice. Tax Total">
            <text:p>Freight Invoice. Tax Total</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LegalMonetaryTotal">
            <text:p>LegalMonetaryTotal</text:p>
          </table:table-cell>
          <table:table-cell office:value-type="string" table:style-name="ce10" office:string-value="Freight Invoice. Legal_ Monetary Total. Monetary Total">
            <text:p>Freight Invoice. Legal_ Monetary Total. Monetary Total</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46]"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Freight Invoice, including Allowances, Charges, and Taxes.">
            <text:p>The total amount payable on the Freight Invoice, including Allowances, Charges, and Taxes.</text:p>
          </table:table-cell>
          <table:table-cell table:style-name="ce10" office:value-type="string" office:string-value=""/>
          <table:table-cell table:style-name="ce10" office:value-type="string" office:string-value="5214">
            <text:p>5214</text:p>
          </table:table-cell>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InvoiceLine">
            <text:p>InvoiceLine</text:p>
          </table:table-cell>
          <table:table-cell office:value-type="string" table:style-name="ce10" office:string-value="Freight Invoice. Invoice Line">
            <text:p>Freight Invoice. Invoice Lin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n Invoice Line.">
            <text:p>An Invoice Line.</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